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table table:name="number" table:style-name="ta1" table:print="false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</table:table-row>
      </table:table>
      <table:table table:name="string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riyanka</text:p>
          </table:table-cell>
        </table:table-row>
      </table:table>
      <table:table table:name="boolean" table:style-name="ta1" table:print="false"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1" office:value-type="boolean" office:boolean-value="true">
            <text:p>TRUE</text:p>
          </table:table-cell>
        </table:table-row>
      </table:table>
      <table:table table:name="date" table:style-name="ta1" table:print="false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5-08">
            <text:p>08/05/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/05/2023</text:date>, <text:time>16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1S</meta:editing-duration>
    <meta:editing-cycles>3</meta:editing-cycles>
    <meta:generator>OpenOffice/4.1.14$Win32 OpenOffice.org_project/4114m1$Build-9811</meta:generator>
    <dc:date>2023-05-08T16:05:57.28</dc:date>
    <dc:creator>Priyanka Singh</dc:creator>
    <meta:document-statistic meta:table-count="4" meta:cell-count="4" meta:object-count="0"/>
    <meta:user-defined meta:name="Info 1"/>
    <meta:user-defined meta:name="Info 2"/>
    <meta:user-defined meta:name="Info 3"/>
    <meta:user-defined meta:name="Info 4"/>
  </office:meta>
</office:document-meta>
</file>